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ton and Danik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Anton likes to play chess, and so does his friend Danik.</text:p>
      <text:p text:style-name="P7">Once they have played <text:span text:style-name="T2">n</text:span> games in a row. For each game it's known who was the winner — Anton or Danik. None of the games ended with a tie.</text:p>
      <text:p text:style-name="P7">Now Anton wonders, who won more games, he or Danik? Help him determine this.</text:p>
      <text:p text:style-name="P9">Input</text:p>
      <text:p text:style-name="P7">The first line of the input contains a single integer <text:span text:style-name="T2">n</text:span> (<text:span text:style-name="T1">1 ≤ </text:span><text:span text:style-name="T2">n</text:span><text:span text:style-name="T1"> ≤ 100 000</text:span>) — the number of games played.</text:p>
      <text:p text:style-name="P7">The second line contains a string <text:span text:style-name="T2">s</text:span>, consisting of <text:span text:style-name="T2">n</text:span> uppercase English letters '<text:span text:style-name="T3">A</text:span>' and '<text:span text:style-name="T3">D</text:span>' — the outcome of each of the games. The <text:span text:style-name="T2">i</text:span>-th character of the string is equal to '<text:span text:style-name="T3">A</text:span>' if the Anton won the <text:span text:style-name="T2">i</text:span>-th game and '<text:span text:style-name="T3">D</text:span>' if Danik won the <text:span text:style-name="T2">i</text:span>-th game.</text:p>
      <text:p text:style-name="P9">Output</text:p>
      <text:p text:style-name="P7">If Anton won more games than Danik, print "<text:span text:style-name="T3">Anton</text:span>" (without quotes) in the only line of the output.</text:p>
      <text:p text:style-name="P7">If Danik won more games than Anton, print "<text:span text:style-name="T3">Danik</text:span>" (without quotes) in the only line of the output.</text:p>
      <text:p text:style-name="P7">If Anton and Danik won the same number of games, print "<text:span text:style-name="T3">Friendship</text:span>" (without quotes).</text:p>
      <text:p text:style-name="P8">Examples</text:p>
      <text:p text:style-name="P10">input</text:p>
      <text:section text:style-name="Sect1" text:name="id009557878467668928">
        <text:p text:style-name="P11">Copy</text:p>
      </text:section>
      <text:p text:style-name="P1"><text:bookmark text:name="id0020740059345674644"/>6</text:p>
      <text:p text:style-name="P2">ADAAAA</text:p>
      <text:p text:style-name="P10">output</text:p>
      <text:section text:style-name="Sect1" text:name="id00328080617066548">
        <text:p text:style-name="P11">Copy</text:p>
      </text:section>
      <text:p text:style-name="P1"><text:bookmark text:name="id0009063206171685234"/>Anton</text:p>
      <text:p text:style-name="P10">input</text:p>
      <text:section text:style-name="Sect1" text:name="id008418025109379144">
        <text:p text:style-name="P11">Copy</text:p>
      </text:section>
      <text:p text:style-name="P1"><text:bookmark text:name="id007633153831816322"/>7</text:p>
      <text:p text:style-name="P2">DDDAADA</text:p>
      <text:p text:style-name="P10">output</text:p>
      <text:section text:style-name="Sect1" text:name="id004727723860127302">
        <text:p text:style-name="P11">Copy</text:p>
      </text:section>
      <text:p text:style-name="P1"><text:bookmark text:name="id005887423168735975"/>Danik</text:p>
      <text:p text:style-name="P10">input</text:p>
      <text:section text:style-name="Sect1" text:name="id006558944281065513">
        <text:p text:style-name="P11">Copy</text:p>
      </text:section>
      <text:p text:style-name="P1"><text:bookmark text:name="id008818845816186542"/>6</text:p>
      <text:p text:style-name="P2">DADADA</text:p>
      <text:p text:style-name="P10">output</text:p>
      <text:section text:style-name="Sect1" text:name="id0029561764146358915">
        <text:p text:style-name="P11">Copy</text:p>
      </text:section>
      <text:p text:style-name="P1"><text:bookmark text:name="id004350466921252478"/>Friendship</text:p>
      <text:p text:style-name="P9">Note</text:p>
      <text:p text:style-name="P7">In the first sample, Anton won <text:span text:style-name="T1">6</text:span> games, while Danik — only <text:span text:style-name="T1">1</text:span>. Hence, the answer is "<text:span text:style-name="T3">Anton</text:span>".</text:p>
      <text:p text:style-name="P7">In the second sample, Anton won <text:span text:style-name="T1">3</text:span> games and Danik won <text:span text:style-name="T1">4</text:span> games, so the answer is "<text:span text:style-name="T3">Danik</text:span>".</text:p>
      <text:p text:style-name="P7">In the third sample, both Anton and Danik won <text:span text:style-name="T1">3</text:span> games and the answer is "<text:span text:style-name="T3">Friendship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16:06:21.141000000</dc:date>
    <meta:editing-duration>PT8S</meta:editing-duration>
    <meta:editing-cycles>1</meta:editing-cycles>
    <meta:document-statistic meta:table-count="0" meta:image-count="0" meta:object-count="0" meta:page-count="1" meta:paragraph-count="45" meta:word-count="271" meta:character-count="1397" meta:non-whitespace-character-count="1167"/>
    <meta:generator>LibreOffice/7.2.2.2$Windows_X86_64 LibreOffice_project/02b2acce88a210515b4a5bb2e46cbfb63fe97d56</meta:generator>
  </office:meta>
</office:document-meta>
</file>